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15%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in" fo:line-height="115%" fo:orphans="0" fo:widows="0" fo:hyphenation-ladder-count="no-limit"/>
      <style:text-properties style:font-name="Liberation Serif" fo:font-size="12pt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Heading_20_1">
      <style:paragraph-properties fo:margin-top="0in" fo:margin-bottom="0in" fo:line-height="115%"/>
    </style:style>
    <style:style style:name="P6" style:family="paragraph" style:parent-style-name="Heading_20_1" style:master-page-name="Standard">
      <style:paragraph-properties fo:margin-top="0in" fo:margin-bottom="0in" fo:line-height="115%" style:page-number="auto"/>
    </style:style>
    <style:style style:name="T1" style:family="text">
      <style:text-properties fo:color="#00000a" fo:font-weight="bold" style:font-weight-asian="bold"/>
    </style:style>
    <style:style style:name="T2" style:family="text">
      <style:text-properties fo:color="#00000a" fo:font-size="14pt" style:font-size-asian="14pt" style:font-size-complex="14pt"/>
    </style:style>
    <style:style style:name="T3" style:family="text">
      <style:text-properties fo:color="#2e74b5" style:font-name="Calibri Light" style:font-name-asian="Times New Roman" style:language-asian="zh" style:country-asian="CN" style:font-name-complex="Times New Roman" style:language-complex="hi" style:country-complex="IN"/>
    </style:style>
    <style:style style:name="T4" style:family="text">
      <style:text-properties style:font-name="Liberation Serif" fo:font-size="12pt" style:font-name-asian="DejaVu Sans" style:font-size-asian="12pt" style:language-asian="zh" style:country-asian="CN" style:font-name-complex="DejaVu Sans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42852408546029077" text:style-name="Outline">
        <text:list-item>
          <text:h text:style-name="P6" text:outline-level="1"><text:span text:style-name="T1">Sensor Platform</text:span></text:h>
        </text:list-item>
        <text:list-item>
          <text:h text:style-name="P5" text:outline-level="1"><text:span text:style-name="T2">PSU Capstone Project</text:span></text:h>
        </text:list-item>
        <text:list-item>
          <text:h text:style-name="P5" text:outline-level="1"><text:span text:style-name="T2">WPR</text:span><text:span text:style-name="T3"> </text:span></text:h>
        </text:list-item>
      </text:list>
      <text:p text:style-name="P1"><text:span text:style-name="T4">Last Week:<text:tab/>4/4 - 4/10</text:span></text:p>
      <text:p text:style-name="P1"><text:span text:style-name="T4">Next Week:<text:tab/>4/11 - 4/17</text:span></text:p>
      <text:p text:style-name="P2"/>
      <text:list xml:id="list36276759" text:continue-numbering="true" text:style-name="Outline">
        <text:list-item>
          <text:h text:style-name="P5" text:outline-level="1">Colten Nye</text:h>
          <text:list>
            <text:list-item>
              <text:h text:style-name="Heading_20_2" text:outline-level="2">Last week:</text:h>
            </text:list-item>
          </text:list>
        </text:list-item>
      </text:list>
      <text:list xml:id="list1491298455213545784" text:style-name="WWNum2">
        <text:list-item>
          <text:p text:style-name="P3">Built one main board</text:p>
          <text:list>
            <text:list-item>
              <text:p text:style-name="P3">cut solder mask</text:p>
            </text:list-item>
            <text:list-item>
              <text:p text:style-name="P3">wiped solder</text:p>
            </text:list-item>
            <text:list-item>
              <text:p text:style-name="P3">placed components</text:p>
            </text:list-item>
            <text:list-item>
              <text:p text:style-name="P3">reflowed board</text:p>
            </text:list-item>
          </text:list>
        </text:list-item>
        <text:list-item>
          <text:p text:style-name="P3">Made adjustments to GUI</text:p>
          <text:list>
            <text:list-item>
              <text:p text:style-name="P3">Sensor Options windows shows alone</text:p>
            </text:list-item>
            <text:list-item>
              <text:p text:style-name="P3">Since only one I2C port, removed address field and now Port field dynamically changes between Port and Address depending on sensor type</text:p>
            </text:list-item>
            <text:list-item>
              <text:p text:style-name="P3">Separate panels for Device configurations and sensor list</text:p>
            </text:list-item>
          </text:list>
        </text:list-item>
        <text:list-item>
          <text:p text:style-name="P3">Laid out framework for algorithm to execute I2C sequences.</text:p>
        </text:list-item>
      </text:list>
      <text:list xml:id="list36259431" text:continue-list="list36276759" text:style-name="Outline">
        <text:list-item>
          <text:list>
            <text:list-item>
              <text:h text:style-name="Heading_20_2" text:outline-level="2">Next week:</text:h>
            </text:list-item>
          </text:list>
        </text:list-item>
      </text:list>
      <text:list xml:id="list36249660" text:continue-list="list1491298455213545784" text:style-name="WWNum2">
        <text:list-item>
          <text:p text:style-name="P3">Get schedule updated and confirmed with all team members.</text:p>
        </text:list-item>
        <text:list-item>
          <text:p text:style-name="P3">Get full bidirectional serial functionality with a logging window.</text:p>
        </text:list-item>
        <text:list-item>
          <text:p text:style-name="P3">Complete configuration save to / load from local disk.</text:p>
        </text:list-item>
        <text:list-item>
          <text:p text:style-name="P3">Define the sensor definition file elements/syntax/format.</text:p>
        </text:list-item>
      </text:list>
      <text:list xml:id="list36273760" text:continue-list="list36259431" text:style-name="Outline">
        <text:list-item>
          <text:list>
            <text:list-item>
              <text:h text:style-name="Heading_20_2" text:outline-level="2">Issues:</text:h>
            </text:list-item>
          </text:list>
        </text:list-item>
      </text:list>
      <text:list xml:id="list7505318110346009426" text:style-name="WWNum3">
        <text:list-item>
          <text:p text:style-name="P4">Running into a variety of issues after I tried to create a git branch. Now git is failing to revert back to a commit that has the correct version of the code due to merging conflicts. I need to do some intensive studying on how git works to rectify this problem and avoid such problems in the fut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ten Nye</meta:initial-creator>
    <dc:creator>Colten Nye</dc:creator>
    <meta:editing-cycles>8</meta:editing-cycles>
    <meta:creation-date>2015-01-31T01:28:00</meta:creation-date>
    <dc:date>2015-04-10T16:09:55.65</dc:date>
    <meta:editing-duration>PT1H36M30S</meta:editing-duration>
    <meta:generator>OpenOffice/4.1.1$Win32 OpenOffice.org_project/411m6$Build-9775</meta:generator>
    <meta:document-statistic meta:table-count="0" meta:image-count="0" meta:object-count="0" meta:page-count="1" meta:paragraph-count="24" meta:word-count="190" meta:character-count="10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